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officeooo:rsid="001158df" officeooo:paragraph-rsid="00196a3c"/>
    </style:style>
    <style:style style:name="P3" style:family="paragraph" style:parent-style-name="Standard">
      <style:text-properties officeooo:rsid="001158df" officeooo:paragraph-rsid="001b0b09"/>
    </style:style>
    <style:style style:name="P4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5" style:family="paragraph" style:parent-style-name="Standard">
      <style:text-properties fo:font-weight="bold" officeooo:rsid="00125aac" officeooo:paragraph-rsid="001158df" style:font-weight-asian="bold" style:font-weight-complex="bold"/>
    </style:style>
    <style:style style:name="P6" style:family="paragraph" style:parent-style-name="Standard">
      <style:text-properties fo:font-weight="bold" officeooo:rsid="001b0b09" officeooo:paragraph-rsid="001b0b09" style:font-weight-asian="bold" style:font-weight-complex="bold"/>
    </style:style>
    <style:style style:name="P7" style:family="paragraph" style:parent-style-name="Standard">
      <style:text-properties officeooo:paragraph-rsid="001158df"/>
    </style:style>
    <style:style style:name="P8" style:family="paragraph" style:parent-style-name="Standard">
      <style:text-properties officeooo:rsid="0019034a" officeooo:paragraph-rsid="0019034a"/>
    </style:style>
    <style:style style:name="P9" style:family="paragraph" style:parent-style-name="Standard">
      <style:text-properties officeooo:rsid="00196121" officeooo:paragraph-rsid="00196121"/>
    </style:style>
    <style:style style:name="P10" style:family="paragraph" style:parent-style-name="Standard">
      <style:text-properties officeooo:rsid="00196121" officeooo:paragraph-rsid="00196a3c"/>
    </style:style>
    <style:style style:name="P11" style:family="paragraph" style:parent-style-name="Standard">
      <style:text-properties officeooo:rsid="00196121" officeooo:paragraph-rsid="001b0b09"/>
    </style:style>
    <style:style style:name="P12" style:family="paragraph" style:parent-style-name="Standard">
      <style:text-properties officeooo:paragraph-rsid="00196a3c"/>
    </style:style>
    <style:style style:name="P13" style:family="paragraph" style:parent-style-name="Standard">
      <style:text-properties officeooo:paragraph-rsid="001b0b09"/>
    </style:style>
    <style:style style:name="P14" style:family="paragraph" style:parent-style-name="Standard">
      <style:text-properties officeooo:rsid="001b0b09" officeooo:paragraph-rsid="001b0b09"/>
    </style:style>
    <style:style style:name="P15" style:family="paragraph" style:parent-style-name="Table_20_Contents">
      <style:text-properties officeooo:rsid="001158df" officeooo:paragraph-rsid="001158df"/>
    </style:style>
    <style:style style:name="P16" style:family="paragraph" style:parent-style-name="Table_20_Contents">
      <style:text-properties officeooo:rsid="001158df" officeooo:paragraph-rsid="00196a3c"/>
    </style:style>
    <style:style style:name="P17" style:family="paragraph" style:parent-style-name="Table_20_Contents">
      <style:text-properties officeooo:rsid="001158df" officeooo:paragraph-rsid="001b0b09"/>
    </style:style>
    <style:style style:name="P18" style:family="paragraph" style:parent-style-name="Table_20_Contents">
      <style:text-properties officeooo:paragraph-rsid="00196a3c"/>
    </style:style>
    <style:style style:name="P19" style:family="paragraph" style:parent-style-name="Table_20_Contents">
      <style:text-properties officeooo:paragraph-rsid="001b0b09"/>
    </style:style>
    <style:style style:name="P20" style:family="paragraph" style:parent-style-name="Standard">
      <style:paragraph-properties fo:break-before="page"/>
      <style:text-properties officeooo:rsid="001158df" officeooo:paragraph-rsid="001b0b09"/>
    </style:style>
    <style:style style:name="T1" style:family="text">
      <style:text-properties officeooo:rsid="001158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8df" style:font-weight-asian="bold" style:font-weight-complex="bold"/>
    </style:style>
    <style:style style:name="T4" style:family="text">
      <style:text-properties fo:font-weight="bold" officeooo:rsid="00196a3c" style:font-weight-asian="bold" style:font-weight-complex="bold"/>
    </style:style>
    <style:style style:name="T5" style:family="text">
      <style:text-properties fo:font-weight="bold" officeooo:rsid="001b0b09" style:font-weight-asian="bold" style:font-weight-complex="bold"/>
    </style:style>
    <style:style style:name="T6" style:family="text">
      <style:text-properties officeooo:rsid="0017050f"/>
    </style:style>
    <style:style style:name="T7" style:family="text">
      <style:text-properties officeooo:rsid="0019034a"/>
    </style:style>
    <style:style style:name="T8" style:family="text">
      <style:text-properties officeooo:rsid="00193d6e"/>
    </style:style>
    <style:style style:name="T9" style:family="text">
      <style:text-properties officeooo:rsid="00196121"/>
    </style:style>
    <style:style style:name="T10" style:family="text">
      <style:text-properties officeooo:rsid="00196a3c"/>
    </style:style>
    <style:style style:name="T11" style:family="text">
      <style:text-properties officeooo:rsid="001b0b09"/>
    </style:style>
    <style:style style:name="T12" style:family="text">
      <style:text-properties officeooo:rsid="001cb4d8"/>
    </style:style>
    <style:style style:name="T13" style:family="text">
      <style:text-properties officeooo:rsid="001e84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nvolvimento de Software Concorrente - 2020-1</text:p>
      <text:p text:style-name="P1"/>
      <text:p text:style-name="P1">Atividade <text:span text:style-name="T6">2</text:span></text:p>
      <text:p text:style-name="P1"/>
      <text:p text:style-name="P7"><text:span text:style-name="T3">1 -)</text:span><text:span text:style-name="T1"> </text:span><text:span text:style-name="T7">Considere o seguinte algorítimo onde existem 10 processos “i”, de 1 a 10: 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integer array[1..10] C <text:s/><text:span text:style-name="T7">← 10 números distintos inciais.</text:span></text:p>
            <text:p text:style-name="P1">integer array[1..10] D</text:p>
          </table:table-cell>
        </table:table-row>
        <table:table-row>
          <table:table-cell table:style-name="Tabela1.A2" office:value-type="string">
            <text:p text:style-name="P1"><text:s/>integer myNumber, count</text:p>
            <text:p text:style-name="P1">p1: myNumber <text:span text:style-name="T12">← </text:span>C[i]</text:p>
            <text:p text:style-name="P1">p2: <text:span text:style-name="T7">count ← <text:s/>número de elementos de C que são menores que myNumber</text:span></text:p>
            <text:p text:style-name="P1">p3: D[count + 1] <text:s/><text:span text:style-name="T7">← </text:span>myNumber</text:p>
            <text:p text:style-name="P1"/>
          </table:table-cell>
        </table:table-row>
      </table:table>
      <text:p text:style-name="P1"/>
      <text:p text:style-name="P1"/>
      <text:p text:style-name="P1"><text:s/>a) <text:span text:style-name="T7">O que o algorítimo faz, ao executar 10 processos?</text:span></text:p>
      <text:p text:style-name="P1">b) <text:span text:style-name="T7">O que aconteceria se D na linha p3 for trocado por C?</text:span></text:p>
      <text:p text:style-name="P8">c) O que aconteceria se C fosse inicializado com valores não distintos? Modifique o algorítimo pra tratar esse caso.</text:p>
      <text:p text:style-name="P1"/>
      <text:p text:style-name="P1"><text:span text:style-name="T2">2 -)</text:span> <text:span text:style-name="T8">Considere o seguinte algorítimo:</text:span></text:p>
      <text:p text:style-name="P1"><text:s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integer n <text:s/><text:span text:style-name="T1">← </text:span>0</text:p>
          </table:table-cell>
          <table:covered-table-cell/>
        </table:table-row>
        <table:table-row>
          <table:table-cell table:style-name="Tabela2.A2" office:value-type="string">
            <text:p text:style-name="P15">p</text:p>
          </table:table-cell>
          <table:table-cell table:style-name="Tabela2.B2" office:value-type="string">
            <text:p text:style-name="P15">q</text:p>
          </table:table-cell>
        </table:table-row>
        <table:table-row>
          <table:table-cell table:style-name="Tabela2.A2" office:value-type="string">
            <text:p text:style-name="Standard">p1: while n &lt; 2</text:p>
            <text:p text:style-name="Standard">p2: <text:s text:c="2"/>write(n<text:span text:style-name="T9">)</text:span></text:p>
          </table:table-cell>
          <table:table-cell table:style-name="Tabela2.B2" office:value-type="string">
            <text:p text:style-name="Table_20_Contents">q1: n <text:span text:style-name="T9">← </text:span><text:s/>n + 1</text:p>
            <text:p text:style-name="Table_20_Contents">q2: n <text:span text:style-name="T9">← </text:span><text:s/>n + 1</text:p>
            <text:p text:style-name="Table_20_Contents"/>
          </table:table-cell>
        </table:table-row>
      </table:table>
      <text:p text:style-name="P1"/>
      <text:p text:style-name="P9">a) Em quais cenários teremos as saídas 012, 002, 02?</text:p>
      <text:p text:style-name="P9">b) É sempre obrigatório 2 aparecer na saída?</text:p>
      <text:p text:style-name="P9">c) Quantas vezes o 2 pode aparecer na saída?</text:p>
      <text:p text:style-name="P9">d) Quantas vezes o 1 pode aparecer na saída?</text:p>
      <text:p text:style-name="P9"/>
      <text:p text:style-name="P2"><text:span text:style-name="T4">3</text:span><text:span text:style-name="T2"> -)</text:span> <text:span text:style-name="T8">Considere o seguinte algorítimo:</text:span></text:p>
      <text:p text:style-name="P2"><text:s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8">integer n <text:s/><text:span text:style-name="T1">← </text:span><text:span text:style-name="T10">1</text:span></text:p>
          </table:table-cell>
          <table:covered-table-cell/>
        </table:table-row>
        <table:table-row>
          <table:table-cell table:style-name="Tabela3.A2" office:value-type="string">
            <text:p text:style-name="P16">p</text:p>
          </table:table-cell>
          <table:table-cell table:style-name="Tabela3.B2" office:value-type="string">
            <text:p text:style-name="P16">q</text:p>
          </table:table-cell>
        </table:table-row>
        <table:table-row>
          <table:table-cell table:style-name="Tabela3.A2" office:value-type="string">
            <text:p text:style-name="Standard">p1: while n &lt; 1</text:p>
            <text:p text:style-name="P12">p2: <text:s text:c="2"/>n <text:s/><text:span text:style-name="T10">← </text:span>n + 1</text:p>
          </table:table-cell>
          <table:table-cell table:style-name="Tabela3.B2" office:value-type="string">
            <text:p text:style-name="Standard">q1: while n <text:s/><text:span text:style-name="T10">&gt;= </text:span>0</text:p>
            <text:p text:style-name="Standard">q2: <text:s text:c="2"/>n <text:s/><text:span text:style-name="T10">← </text:span>n - 1</text:p>
            <text:p text:style-name="P12"/>
          </table:table-cell>
        </table:table-row>
      </table:table>
      <text:p text:style-name="P2"/>
      <text:p text:style-name="P12"><text:span text:style-name="T9">a) </text:span><text:span text:style-name="T10">Construa um cenário onde o loop em p executa apenas 1 única vez.</text:span></text:p>
      <text:p text:style-name="P12"><text:span text:style-name="T9">b) </text:span><text:span text:style-name="T10">Construa um cenário onde o loop em p executa exatamente 3 vezes.</text:span></text:p>
      <text:p text:style-name="P10">c) <text:span text:style-name="T10">Construa um cenário infinito.</text:span></text:p>
      <text:p text:style-name="P10"/>
      <text:p text:style-name="P6"/>
      <text:p text:style-name="P20"><text:span text:style-name="T5">4</text:span><text:span text:style-name="T2"> -)</text:span> <text:span text:style-name="T8">Considere o seguinte algorítimo:</text:span></text:p>
      <text:p text:style-name="P3"><text:s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9">integer n <text:s/><text:span text:style-name="T11">← </text:span>0</text:p>
            <text:p text:style-name="P19">boolean flag <text:span text:style-name="T11">←</text:span> <text:s/>false</text:p>
          </table:table-cell>
          <table:covered-table-cell/>
        </table:table-row>
        <table:table-row>
          <table:table-cell table:style-name="Tabela4.A2" office:value-type="string">
            <text:p text:style-name="P17">p</text:p>
          </table:table-cell>
          <table:table-cell table:style-name="Tabela4.B2" office:value-type="string">
            <text:p text:style-name="P17">q</text:p>
          </table:table-cell>
        </table:table-row>
        <table:table-row>
          <table:table-cell table:style-name="Tabela4.A2" office:value-type="string">
            <text:p text:style-name="P13">p1: while flag = false</text:p>
            <text:p text:style-name="P13">p2: <text:s text:c="2"/>n <text:s/><text:span text:style-name="T11">← </text:span>1 - n</text:p>
            <text:p text:style-name="P13">p3:</text:p>
          </table:table-cell>
          <table:table-cell table:style-name="Tabela4.B2" office:value-type="string">
            <text:p text:style-name="P13">q1: while flag = false</text:p>
            <text:p text:style-name="P13">q2: <text:s text:c="2"/>if n = 0</text:p>
            <text:p text:style-name="P13">q3: <text:s text:c="5"/>flag <text:span text:style-name="T11">←</text:span> true</text:p>
            <text:p text:style-name="P13"/>
          </table:table-cell>
        </table:table-row>
      </table:table>
      <text:p text:style-name="P3"/>
      <text:p text:style-name="P13"><text:span text:style-name="T9">a) </text:span><text:span text:style-name="T10">Construa um cenário onde o </text:span><text:span text:style-name="T11">programa termina.</text:span></text:p>
      <text:p text:style-name="P13"><text:span text:style-name="T9">b) </text:span><text:span text:style-name="T11">Quais são os possíveis valores de n quando o programa termina?</text:span></text:p>
      <text:p text:style-name="P11">c) <text:span text:style-name="T11">O programa termina pra todos os cenários?</text:span></text:p>
      <text:p text:style-name="P14">d) O programa termina pra todos os cenários justos (fair)?</text:p>
      <text:p text:style-name="P6"/>
      <text:p text:style-name="P3"><text:span text:style-name="T5">5</text:span><text:span text:style-name="T2"> -)</text:span> <text:span text:style-name="T8">Considere o seguinte algorítimo:</text:span></text:p>
      <text:p text:style-name="P3"><text:s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9">integer n <text:s/><text:span text:style-name="T11">← </text:span>0</text:p>
            <text:p text:style-name="P19">boolean flag <text:span text:style-name="T11">←</text:span> <text:s/>false</text:p>
          </table:table-cell>
          <table:covered-table-cell/>
        </table:table-row>
        <table:table-row>
          <table:table-cell table:style-name="Tabela5.A2" office:value-type="string">
            <text:p text:style-name="P17">p</text:p>
          </table:table-cell>
          <table:table-cell table:style-name="Tabela5.B2" office:value-type="string">
            <text:p text:style-name="P17">q</text:p>
          </table:table-cell>
        </table:table-row>
        <table:table-row>
          <table:table-cell table:style-name="Tabela5.A2" office:value-type="string">
            <text:p text:style-name="P13">p1: while flag = false</text:p>
            <text:p text:style-name="P13">p2: <text:s text:c="2"/>n <text:s/><text:span text:style-name="T11">← </text:span>1 - n</text:p>
            <text:p text:style-name="P13">p3:</text:p>
          </table:table-cell>
          <table:table-cell table:style-name="Tabela5.B2" office:value-type="string">
            <text:p text:style-name="P13">q1: while <text:span text:style-name="T13">n=0</text:span></text:p>
            <text:p text:style-name="P13"><text:s text:c="11"/><text:span text:style-name="T11"><text:s text:c="7"/></text:span>// <text:span text:style-name="T11">não faça nada relevante</text:span></text:p>
            <text:p text:style-name="P13">q<text:span text:style-name="T11">2</text:span>: flag <text:span text:style-name="T11">←</text:span> true</text:p>
            <text:p text:style-name="P13"/>
          </table:table-cell>
        </table:table-row>
      </table:table>
      <text:p text:style-name="P3"/>
      <text:p text:style-name="P13"><text:span text:style-name="T9">a) </text:span><text:span text:style-name="T10">Construa um cenário onde o </text:span><text:span text:style-name="T11">programa termina.</text:span></text:p>
      <text:p text:style-name="P13"><text:span text:style-name="T9">b) </text:span><text:span text:style-name="T11">Quais são os possíveis valores de n quando o programa termina?</text:span></text:p>
      <text:p text:style-name="P11">c) <text:span text:style-name="T11">O programa termina pra todos os cenários?</text:span></text:p>
      <text:p text:style-name="P14">d) O programa termina pra todos os cenários justos (fair)?</text:p>
      <text:p text:style-name="P10"/>
      <text:p text:style-name="P5">Referências: Ben-Ari, M. (2006). Principles of Concurrent and Distributed Programming. Boston: Addison-Wesley (Second Edition). ISBN 978-0-321-31283-9.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8-06T16:40:08.560000000</dc:date>
    <meta:editing-duration>PT1H35M20S</meta:editing-duration>
    <meta:editing-cycles>13</meta:editing-cycles>
    <meta:generator>LibreOffice/6.4.5.2$Windows_X86_64 LibreOffice_project/a726b36747cf2001e06b58ad5db1aa3a9a1872d6</meta:generator>
    <meta:document-statistic meta:table-count="5" meta:image-count="0" meta:object-count="0" meta:page-count="2" meta:paragraph-count="75" meta:word-count="409" meta:character-count="2105" meta:non-whitespace-character-count="1694"/>
    <meta:user-defined meta:name="DocumentEncoding">utf-8</meta:user-defined>
    <meta:user-defined meta:name="HTML" meta:value-type="boolean">true</meta:user-defined>
  </office:meta>
</office:document-meta>
</file>